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66ff" fo:font-size="18pt" officeooo:rsid="001b7019" officeooo:paragraph-rsid="001b7019" style:font-size-asian="18pt" style:font-size-complex="18pt"/>
    </style:style>
    <style:style style:name="P2" style:family="paragraph" style:parent-style-name="Standard">
      <style:text-properties fo:font-size="18pt" officeooo:rsid="001e3fe6" officeooo:paragraph-rsid="001e3fe6" style:font-size-asian="18pt" style:font-size-complex="18pt"/>
    </style:style>
    <style:style style:name="P3" style:family="paragraph" style:parent-style-name="Standard">
      <style:text-properties fo:color="#999999" fo:font-size="18pt" officeooo:rsid="001b7019" officeooo:paragraph-rsid="001b7019" style:font-size-asian="18pt" style:font-size-complex="18pt"/>
    </style:style>
    <style:style style:name="P4" style:family="paragraph" style:parent-style-name="Standard">
      <style:text-properties fo:color="#999999" fo:font-size="18pt" officeooo:rsid="001b7019" officeooo:paragraph-rsid="001c6ab3" style:font-size-asian="18pt" style:font-size-complex="18pt"/>
    </style:style>
    <style:style style:name="P5" style:family="paragraph" style:parent-style-name="Standard">
      <style:text-properties fo:color="#999999" fo:font-size="18pt" officeooo:rsid="001c6ab3" officeooo:paragraph-rsid="0021a440" style:font-size-asian="18pt" style:font-size-complex="18pt"/>
    </style:style>
    <style:style style:name="P6" style:family="paragraph" style:parent-style-name="Standard">
      <style:text-properties fo:color="#007826" fo:font-size="18pt" officeooo:rsid="001b7019" officeooo:paragraph-rsid="001b7019" style:font-size-asian="18pt" style:font-size-complex="18pt"/>
    </style:style>
    <style:style style:name="P7" style:family="paragraph" style:parent-style-name="Standard">
      <style:text-properties fo:color="#000000" fo:font-size="18pt" officeooo:rsid="001b7019" officeooo:paragraph-rsid="001b7019" style:font-size-asian="18pt" style:font-size-complex="18pt"/>
    </style:style>
    <style:style style:name="P8" style:family="paragraph" style:parent-style-name="Standard">
      <style:text-properties fo:color="#000000" fo:font-size="18pt" officeooo:rsid="001b7019" officeooo:paragraph-rsid="0021a440" style:font-size-asian="18pt" style:font-size-complex="18pt"/>
    </style:style>
    <style:style style:name="P9" style:family="paragraph" style:parent-style-name="Standard">
      <style:text-properties fo:color="#0066ff" fo:font-size="18pt" officeooo:rsid="001b7019" officeooo:paragraph-rsid="001b7019" style:font-size-asian="18pt" style:font-size-complex="18pt"/>
    </style:style>
    <style:style style:name="P10" style:family="paragraph" style:parent-style-name="Standard">
      <style:text-properties fo:font-size="18pt" officeooo:rsid="002401c3" officeooo:paragraph-rsid="002401c3" style:font-size-asian="18pt" style:font-size-complex="18pt"/>
    </style:style>
    <style:style style:name="T1" style:family="text">
      <style:text-properties fo:color="#007826"/>
    </style:style>
    <style:style style:name="T2" style:family="text">
      <style:text-properties fo:color="#007826" officeooo:rsid="0020e1c4"/>
    </style:style>
    <style:style style:name="T3" style:family="text">
      <style:text-properties fo:color="#007826" officeooo:rsid="0021a4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ción a entregar:</text:p>
      <text:p text:style-name="P2"/>
      <text:p text:style-name="P1">1.-Análisis Funcional</text:p>
      <text:p text:style-name="P8">4.-Casos de Uso</text:p>
      <text:p text:style-name="P8">5.-Diagrama de Arquitectura</text:p>
      <text:p text:style-name="P1">2.-Estructura BBDD</text:p>
      <text:p text:style-name="P6">3.-Modelo Entidad/Relación (“”) // Diagrama de clases</text:p>
      <text:p text:style-name="P7">3.-Mock Ups</text:p>
      <text:p text:style-name="P8"><text:span text:style-name="T2">9</text:span><text:span text:style-name="T1">.-</text:span><text:span text:style-name="T3">E</text:span><text:span text:style-name="T2">nlaces</text:span></text:p>
      <text:p text:style-name="P5"><text:span text:style-name="T2">8.-Bugs/Problemas</text:span></text:p>
      <text:p text:style-name="P3">6.-Presentación (diapositivas)</text:p>
      <text:p text:style-name="P4">7.-Video Demostración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7:18:13.718926216</meta:creation-date>
    <dc:date>2017-05-17T20:07:05.509701147</dc:date>
    <meta:editing-duration>PT1H18M14S</meta:editing-duration>
    <meta:editing-cycles>7</meta:editing-cycles>
    <meta:generator>LibreOffice/5.1.6.2.0$Linux_X86_64 LibreOffice_project/10$Build-2</meta:generator>
    <meta:document-statistic meta:table-count="0" meta:image-count="0" meta:object-count="0" meta:page-count="1" meta:paragraph-count="11" meta:word-count="28" meta:character-count="248" meta:non-whitespace-character-count="231"/>
  </office:meta>
</office:document-meta>
</file>